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15%" fo:break-before="column" style:shadow="none"/>
      <style:text-properties fo:font-size="11pt" fo:font-weight="normal" officeooo:rsid="0013f2a7" officeooo:paragraph-rsid="00157aba" style:font-size-asian="11pt" style:font-size-complex="11pt"/>
    </style:style>
    <style:style style:name="P2" style:family="paragraph" style:parent-style-name="Text_20_body">
      <style:paragraph-properties fo:line-height="115%" style:shadow="none"/>
      <style:text-properties fo:font-size="11pt" fo:font-weight="normal" officeooo:rsid="00010cb9" officeooo:paragraph-rsid="00010cb9" style:font-size-asian="11pt" style:font-size-complex="11pt"/>
    </style:style>
    <style:style style:name="P3" style:family="paragraph" style:parent-style-name="Text_20_body">
      <style:paragraph-properties fo:line-height="115%" style:shadow="none"/>
      <style:text-properties fo:font-size="11pt" officeooo:paragraph-rsid="000339ad" style:font-size-asian="11pt" style:font-size-complex="11pt"/>
    </style:style>
    <style:style style:name="P4" style:family="paragraph" style:parent-style-name="Text_20_body">
      <style:paragraph-properties fo:margin-left="0cm" fo:margin-right="0cm" fo:line-height="115%" fo:text-align="start" style:justify-single-word="false" fo:text-indent="0cm" style:auto-text-indent="false" style:shadow="none"/>
      <style:text-properties fo:font-size="11pt" fo:font-weight="bold" officeooo:rsid="0013f2a7" officeooo:paragraph-rsid="00157aba" style:font-size-asian="11pt" style:font-size-complex="11pt"/>
    </style:style>
    <style:style style:name="P5" style:family="paragraph" style:parent-style-name="Text_20_body">
      <style:paragraph-properties fo:margin-left="0cm" fo:margin-right="0cm" fo:line-height="115%" fo:text-align="start" style:justify-single-word="false" fo:text-indent="0cm" style:auto-text-indent="false" style:shadow="none"/>
      <style:text-properties fo:font-size="11pt" fo:font-weight="bold" officeooo:rsid="0013f2a7" officeooo:paragraph-rsid="0006dda4" style:font-size-asian="11pt" style:font-size-complex="11pt"/>
    </style:style>
    <style:style style:name="P6" style:family="paragraph" style:parent-style-name="Text_20_body">
      <style:paragraph-properties fo:line-height="115%" style:shadow="none"/>
      <style:text-properties fo:font-size="11pt" fo:font-weight="bold" officeooo:rsid="0013f2a7" officeooo:paragraph-rsid="000143f1" style:font-size-asian="11pt" style:font-size-complex="11pt"/>
    </style:style>
    <style:style style:name="P7" style:family="paragraph" style:parent-style-name="Text_20_body">
      <style:paragraph-properties fo:line-height="115%" style:shadow="none"/>
      <style:text-properties officeooo:paragraph-rsid="000602fa"/>
    </style:style>
    <style:style style:name="P8" style:family="paragraph" style:parent-style-name="Text_20_body">
      <style:paragraph-properties fo:line-height="115%" style:shadow="none"/>
      <style:text-properties officeooo:paragraph-rsid="000c67c9"/>
    </style:style>
    <style:style style:name="P9" style:family="paragraph" style:parent-style-name="Text_20_body">
      <style:paragraph-properties fo:line-height="115%" style:shadow="none"/>
      <style:text-properties fo:font-size="10.5pt" officeooo:paragraph-rsid="000143f1" style:font-size-asian="10.5pt" style:font-size-complex="10.5pt"/>
    </style:style>
    <style:style style:name="P10" style:family="paragraph" style:parent-style-name="Text_20_body">
      <style:paragraph-properties fo:line-height="115%" style:shadow="none"/>
      <style:text-properties fo:color="#666666" loext:opacity="100%" fo:font-size="11pt" fo:font-weight="bold" officeooo:rsid="0013023f" officeooo:paragraph-rsid="0013023f" style:font-size-asian="11pt" style:font-size-complex="11pt"/>
    </style:style>
    <style:style style:name="P11" style:family="paragraph" style:parent-style-name="Heading_20_1">
      <style:paragraph-properties fo:line-height="115%" style:shadow="none"/>
      <style:text-properties fo:font-size="15pt" officeooo:rsid="00010cb9" officeooo:paragraph-rsid="00010cb9" style:font-size-asian="15pt" style:font-size-complex="15pt"/>
    </style:style>
    <style:style style:name="P12" style:family="paragraph" style:parent-style-name="Heading_20_3">
      <style:paragraph-properties fo:line-height="115%" fo:break-before="column" fo:padding="0.051cm" fo:border-left="none" fo:border-right="none" fo:border-top="0.06pt solid #000000" fo:border-bottom="0.06pt solid #000000" style:shadow="none"/>
      <style:text-properties fo:font-size="13pt" officeooo:rsid="000143f1" officeooo:paragraph-rsid="000143f1" style:font-size-asian="13pt" style:font-size-complex="13pt"/>
    </style:style>
    <style:style style:name="P13" style:family="paragraph" style:parent-style-name="Heading_20_3">
      <style:paragraph-properties fo:line-height="115%" fo:padding="0.051cm" fo:border-left="none" fo:border-right="none" fo:border-top="0.06pt solid #000000" fo:border-bottom="0.06pt solid #000000" style:shadow="none"/>
      <style:text-properties fo:font-size="13pt" officeooo:rsid="000143f1" officeooo:paragraph-rsid="000143f1" style:font-size-asian="13pt" style:font-size-complex="13pt"/>
    </style:style>
    <style:style style:name="P14" style:family="paragraph" style:parent-style-name="Heading_20_3">
      <style:paragraph-properties fo:line-height="115%" fo:padding="0.051cm" fo:border-left="none" fo:border-right="none" fo:border-top="0.06pt solid #000000" fo:border-bottom="0.06pt solid #000000" style:shadow="none"/>
      <style:text-properties officeooo:paragraph-rsid="0020bee8"/>
    </style:style>
    <style:style style:name="P15" style:family="paragraph" style:parent-style-name="Text_20_body" style:list-style-name="L1">
      <style:paragraph-properties fo:line-height="115%" style:shadow="none"/>
      <style:text-properties officeooo:paragraph-rsid="0013f2a7"/>
    </style:style>
    <style:style style:name="P16" style:family="paragraph" style:parent-style-name="Text_20_body" style:list-style-name="L1">
      <style:paragraph-properties fo:line-height="115%" style:shadow="none"/>
      <style:text-properties officeooo:rsid="000dd6e0" officeooo:paragraph-rsid="000dd6e0"/>
    </style:style>
    <style:style style:name="P17" style:family="paragraph" style:parent-style-name="Text_20_body" style:list-style-name="L1">
      <style:paragraph-properties fo:line-height="115%" style:shadow="none"/>
      <style:text-properties fo:font-size="10.5pt" officeooo:paragraph-rsid="0006dda4" style:font-size-asian="10.5pt" style:font-size-complex="10.5pt"/>
    </style:style>
    <style:style style:name="P18" style:family="paragraph" style:parent-style-name="Text_20_body" style:list-style-name="L1">
      <style:paragraph-properties fo:line-height="115%" style:shadow="none"/>
      <style:text-properties fo:font-size="10.5pt" officeooo:paragraph-rsid="000143f1" style:font-size-asian="10.5pt" style:font-size-complex="10.5pt"/>
    </style:style>
    <style:style style:name="P19" style:family="paragraph" style:parent-style-name="Text_20_body" style:list-style-name="L1">
      <style:paragraph-properties fo:line-height="115%" style:shadow="none"/>
      <style:text-properties fo:font-size="10.5pt" fo:font-weight="normal" officeooo:rsid="0013f2a7" officeooo:paragraph-rsid="0006dda4" style:font-size-asian="10.5pt" style:font-size-complex="10.5pt"/>
    </style:style>
    <style:style style:name="P20" style:family="paragraph" style:parent-style-name="Text_20_body" style:list-style-name="L1">
      <style:paragraph-properties fo:line-height="115%" style:shadow="none"/>
      <style:text-properties fo:font-size="11pt" officeooo:paragraph-rsid="000143f1" style:font-size-asian="11pt" style:font-size-complex="11pt"/>
    </style:style>
    <style:style style:name="T1" style:family="text">
      <style:text-properties fo:font-weight="normal"/>
    </style:style>
    <style:style style:name="T2" style:family="text">
      <style:text-properties fo:font-weight="normal" officeooo:rsid="0017273a"/>
    </style:style>
    <style:style style:name="T3" style:family="text">
      <style:text-properties fo:font-weight="normal" officeooo:rsid="00010cb9"/>
    </style:style>
    <style:style style:name="T4" style:family="text">
      <style:text-properties fo:font-weight="normal" officeooo:rsid="000143f1"/>
    </style:style>
    <style:style style:name="T5" style:family="text">
      <style:text-properties fo:font-weight="normal" officeooo:rsid="0006dda4"/>
    </style:style>
    <style:style style:name="T6" style:family="text">
      <style:text-properties fo:font-weight="normal" style:font-weight-asian="normal" style:font-weight-complex="normal"/>
    </style:style>
    <style:style style:name="T7" style:family="text">
      <style:text-properties fo:font-weight="normal" officeooo:rsid="0010175a"/>
    </style:style>
    <style:style style:name="T8" style:family="text">
      <style:text-properties fo:font-weight="bold" style:font-weight-asian="bold" style:font-weight-complex="bold"/>
    </style:style>
    <style:style style:name="T9" style:family="text">
      <style:text-properties officeooo:rsid="00010cb9"/>
    </style:style>
    <style:style style:name="T10" style:family="text">
      <style:text-properties officeooo:rsid="000143f1"/>
    </style:style>
    <style:style style:name="T11" style:family="text">
      <style:text-properties fo:font-size="11pt" style:font-size-asian="11pt" style:font-size-complex="11pt"/>
    </style:style>
    <style:style style:name="T12" style:family="text">
      <style:text-properties fo:font-size="11pt" officeooo:rsid="0006dda4" style:font-size-asian="11pt" style:font-size-complex="11pt"/>
    </style:style>
    <style:style style:name="T13" style:family="text">
      <style:text-properties fo:font-size="11pt" officeooo:rsid="0010ae0e" style:font-size-asian="11pt" style:font-size-complex="11pt"/>
    </style:style>
    <style:style style:name="T1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fo:font-style="italic" fo:font-weight="normal" officeooo:rsid="00010cb9" style:font-size-asian="11pt" style:font-style-asian="italic" style:font-weight-asian="normal" style:font-size-complex="11pt" style:font-style-complex="italic" style:font-weight-complex="normal"/>
    </style:style>
    <style:style style:name="T16" style:family="text">
      <style:text-properties fo:font-size="11pt" fo:font-style="italic" fo:font-weight="normal" officeooo:rsid="0017273a" style:font-size-asian="11pt" style:font-style-asian="italic" style:font-weight-asian="normal" style:font-size-complex="11pt" style:font-style-complex="italic" style:font-weight-complex="normal"/>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font-weight="normal" officeooo:rsid="0017273a" style:font-size-asian="11pt" style:font-size-complex="11pt"/>
    </style:style>
    <style:style style:name="T19" style:family="text">
      <style:text-properties fo:font-size="11pt" fo:font-weight="normal" officeooo:rsid="00010cb9" style:font-size-asian="11pt" style:font-size-complex="11pt"/>
    </style:style>
    <style:style style:name="T20" style:family="text">
      <style:text-properties fo:font-size="11pt" fo:font-weight="normal" officeooo:rsid="000143f1" style:font-size-asian="11pt" style:font-size-complex="11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color="#666666" loext:opacity="100%" fo:font-size="11pt" fo:font-weight="bold" officeooo:rsid="00051f2d" style:font-size-asian="11pt" style:font-size-complex="11pt"/>
    </style:style>
    <style:style style:name="T23" style:family="text">
      <style:text-properties fo:color="#666666" loext:opacity="100%" fo:font-size="11pt" fo:font-weight="bold" officeooo:rsid="00010cb9" style:font-size-asian="11pt" style:font-size-complex="11pt"/>
    </style:style>
    <style:style style:name="T24" style:family="text">
      <style:text-properties fo:color="#666666" loext:opacity="100%" fo:font-size="11pt" style:text-underline-style="solid" style:text-underline-width="auto" style:text-underline-color="font-color" fo:font-weight="bold" officeooo:rsid="00010cb9" style:font-size-asian="11pt" style:font-size-complex="11pt"/>
    </style:style>
    <style:style style:name="T25" style:family="text">
      <style:text-properties fo:color="#666666" loext:opacity="100%" fo:font-size="11pt" style:text-underline-style="solid" style:text-underline-width="auto" style:text-underline-color="font-color" fo:font-weight="bold" officeooo:rsid="0013023f" style:font-size-asian="11pt" style:font-size-complex="11pt"/>
    </style:style>
    <style:style style:name="T26" style:family="text">
      <style:text-properties fo:color="#666666" loext:opacity="100%" fo:font-size="11pt" style:text-underline-style="solid" style:text-underline-width="auto" style:text-underline-color="font-color" fo:font-weight="bold" officeooo:rsid="000339ad" style:font-size-asian="11pt" style:font-size-complex="11pt"/>
    </style:style>
    <style:style style:name="T27" style:family="text">
      <style:text-properties fo:color="#666666" loext:opacity="100%" fo:font-size="11pt" style:text-underline-style="solid" style:text-underline-width="auto" style:text-underline-color="font-color" fo:font-weight="bold" officeooo:rsid="000602fa" style:font-size-asian="11pt" style:font-size-complex="11pt"/>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ize="13pt" fo:font-style="normal" fo:font-weight="bold" style:font-size-asian="13pt" style:font-style-asian="normal" style:font-weight-asian="bold" style:font-size-complex="13pt" style:font-style-complex="normal" style:font-weight-complex="bold"/>
    </style:style>
    <style:style style:name="T30" style:family="text">
      <style:text-properties fo:font-size="13pt" officeooo:rsid="0020bee8" style:font-size-asian="13pt" style:font-size-complex="13pt"/>
    </style:style>
    <style:style style:name="T31" style:family="text">
      <style:text-properties officeooo:rsid="0006dda4"/>
    </style:style>
    <style:style style:name="T32" style:family="text">
      <style:text-properties fo:color="#000000" loext:opacity="100%" fo:font-size="11pt" fo:font-weight="bold" officeooo:rsid="000143f1" style:font-size-asian="11pt" style:font-size-complex="11pt"/>
    </style:style>
    <style:style style:name="Sect1" style:family="section">
      <style:section-properties text:dont-balance-text-columns="false" style:editable="false">
        <style:columns fo:column-count="2">
          <style:column style:rel-width="4342*" fo:start-indent="0cm" fo:end-indent="0cm"/>
          <style:column style:rel-width="2174*"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E S Aaditya Reddy</text:h>
      <text:p text:style-name="P7"><text:span text:style-name="T22">DOB: 05 Nov 2004</text:span><text:span text:style-name="T23"><text:line-break/>Raipur, India<text:line-break/>+91 7587202379<text:line-break/></text:span><text:a xlink:type="simple" xlink:href="mailto:esaadityareddy@gmail.com" text:style-name="Internet_20_link" text:visited-style-name="Visited_20_Internet_20_Link"><text:span text:style-name="T24">esaadityareddy</text:span><text:span text:style-name="T25">@</text:span><text:span text:style-name="T24">gmail</text:span><text:span text:style-name="T25">.com</text:span></text:a><text:span text:style-name="T25"><text:line-break/></text:span><text:a xlink:type="simple" xlink:href="https://emaniaditya.github.io/" text:style-name="Internet_20_link" text:visited-style-name="Visited_20_Internet_20_Link"><text:span text:style-name="T24">emaniaditya.github</text:span><text:span text:style-name="T25">.</text:span><text:span text:style-name="T24">io</text:span></text:a><text:span text:style-name="T24"><text:line-break/></text:span><text:a xlink:type="simple" xlink:href="https://github.com/EmaniAditya" text:style-name="Internet_20_link" text:visited-style-name="Visited_20_Internet_20_Link"><text:span text:style-name="T26">github.com/emaniaditya</text:span></text:a><text:span text:style-name="T24"><text:line-break/></text:span><text:a xlink:type="simple" xlink:href="https://linkedin.com/in/emaniaditya" text:style-name="Internet_20_link" text:visited-style-name="Visited_20_Internet_20_Link"><text:span text:style-name="T27">linkedin</text:span><text:span text:style-name="T26">.com/</text:span><text:span text:style-name="T27">in/</text:span><text:span text:style-name="T26">emaniaditya</text:span></text:a><text:span text:style-name="T23"><text:line-break/><text:line-break/></text:span><text:span text:style-name="T29">Education</text:span><text:span text:style-name="T11"><text:line-break/></text:span><text:span text:style-name="T15">B.Tech</text:span><text:span text:style-name="T16"> in </text:span><text:span text:style-name="T15">Computer Science &amp; </text:span><text:span text:style-name="T16">Engineering</text:span><text:span text:style-name="T18"><text:line-break/></text:span><text:span text:style-name="T19">Shri Rawatpura Sarkar University<text:line-break/>2022 –</text:span><text:span text:style-name="T18"> 20</text:span><text:span text:style-name="T19">26<text:line-break/><text:line-break/></text:span><text:span text:style-name="T14">VI – XII (Sr. Secondary)</text:span><text:span text:style-name="T11"><text:line-break/>Sainik School Kodagu<text:line-break/>2015 – 2022</text:span></text:p>
      <text:p text:style-name="P3"><text:span text:style-name="T8"/></text:p>
      <text:p text:style-name="P8"><text:span text:style-name="T28">Skills</text:span><text:span text:style-name="T17"><text:line-break/></text:span><text:span text:style-name="Strong_20_Emphasis"><text:span text:style-name="T11">Programming &amp; Frameworks:</text:span></text:span><text:span text:style-name="T21"> Java, JavaScript <text:line-break/>(Node.js, Express.js, React.js), MongoDB, Spring Boot, Camunda<text:line-break/><text:line-break/></text:span><text:span text:style-name="Strong_20_Emphasis"><text:span text:style-name="T11">Web &amp; Styling:</text:span></text:span><text:span text:style-name="T21"> HTML, CSS, Tailwind CSS<text:line-break/><text:line-break/></text:span><text:span text:style-name="Strong_20_Emphasis"><text:span text:style-name="T11">Tools &amp; Platforms:</text:span></text:span><text:span text:style-name="T21"> Git, GitHub, Agile/Scrum<text:line-break/><text:line-break/></text:span><text:span text:style-name="Strong_20_Emphasis"><text:span text:style-name="T11">Soft Skills:</text:span></text:span><text:span text:style-name="T21"> Problem-Solving, <text:line-break/>Team Collaboration, Adaptability, Communication</text:span></text:p>
      <text:p text:style-name="P10"/>
      <text:p text:style-name="P10"/>
      <text:p text:style-name="P10"/>
      <text:p text:style-name="P10"/>
      <text:p text:style-name="P10"/>
      <text:p text:style-name="P10"/>
      <text:p text:style-name="P10"/>
      <text:h text:style-name="P12" text:outline-level="3">Summary</text:h>
      <text:p text:style-name="P2">Full-stack developer with 1 year of experience engineering scalable web applications using the MERN stack. Skilled in designing REST APIs, automating workflows with Camunda, and integrating databases with Java Spring Boot. Adept at delivering agile solutions that increase system reliability and reduce manual effort.</text:p>
      <text:h text:style-name="P14" text:outline-level="3"><text:span text:style-name="T30">Experience</text:span><text:span text:style-name="T30"/></text:h>
      <text:section text:style-name="Sect1" text:name="Section1">
        <text:p text:style-name="P4"><text:span text:style-name="T31">Student Ambassador</text:span><text:line-break/><text:span text:style-name="T5">Google, </text:span><text:span text:style-name="T7">Remote</text:span><text:span text:style-name="T3"> </text:span></text:p>
        <text:p text:style-name="P1"><text:span text:style-name="T31">August</text:span> 20<text:span text:style-name="T9">25</text:span> – <text:span text:style-name="T31">Present</text:span></text:p>
      </text:section>
      <text:list text:style-name="L1">
        <text:list-item>
          <text:p text:style-name="P15"><text:span text:style-name="T12">I h</text:span><text:span text:style-name="T11">ost peer learning sessions, </text:span><text:span text:style-name="T12">r</text:span>un cool, hands-on events at <text:span text:style-name="T31">our </text:span>college campus <text:span text:style-name="T31">on behalf of Google.</text:span></text:p>
          <text:p text:style-name="P16"/>
        </text:list-item>
      </text:list>
      <text:p text:style-name="P5">Software Engineer Intern <text:tab/><text:tab/><text:tab/><text:span text:style-name="T3">May</text:span><text:span text:style-name="T1"> 20</text:span><text:span text:style-name="T3">25</text:span><text:span text:style-name="T1"> – </text:span><text:span text:style-name="T3">July</text:span><text:span text:style-name="T1"> 20</text:span><text:span text:style-name="T3">25</text:span><text:line-break/><text:span text:style-name="T3">Accenture, Bengaluru <text:tab/></text:span></text:p>
      <text:list xml:id="list211014503928268" text:continue-numbering="true" text:style-name="L1">
        <text:list-item>
          <text:p text:style-name="P17"><text:span text:style-name="Strong_20_Emphasis"><text:span text:style-name="T21">Engineered</text:span></text:span><text:span text:style-name="T11"> REST APIs in Java Spring Boot, improving backend response reliability by 15% in test environments.</text:span></text:p>
        </text:list-item>
        <text:list-item>
          <text:p text:style-name="P19"><text:span text:style-name="Strong_20_Emphasis"><text:span text:style-name="T21">Modeled</text:span></text:span><text:span text:style-name="T11"> Camunda BPM workflows to prototype API health checks, cutting manual monitoring effort by 30%.</text:span></text:p>
        </text:list-item>
      </text:list>
      <text:h text:style-name="P13" text:outline-level="3">Projects</text:h>
      <text:p text:style-name="P6"><text:span text:style-name="T10">API Workflow Prototype (Accenture)</text:span><text:span text:style-name="T2"><text:line-break/></text:span><text:span text:style-name="T4">Java, Spring Boot, Camunda</text:span></text:p>
      <text:list text:continue-numbering="true" text:style-name="L1">
        <text:list-item>
          <text:p text:style-name="P20"><text:span text:style-name="Strong_20_Emphasis"><text:span text:style-name="T6">Automated</text:span></text:span> issue-routing workflows with Camunda and Spring Boot, reducing ticket creation time by 40%.</text:p>
        </text:list-item>
        <text:list-item>
          <text:p text:style-name="P18"><text:span text:style-name="Strong_20_Emphasis"><text:span text:style-name="T21">Integrated</text:span></text:span><text:span text:style-name="T11"> ServiceNow for auto-logging and severity-based task triggers.</text:span></text:p>
          <text:p text:style-name="P18"><text:span text:style-name="T11"/></text:p>
        </text:list-item>
      </text:list>
      <text:p text:style-name="P9"><text:a xlink:type="simple" xlink:href="https://emaniaditya.github.io/blog-application" text:style-name="Internet_20_link" text:visited-style-name="Visited_20_Internet_20_Link"><text:span text:style-name="T32">Blog Application</text:span></text:a><text:span text:style-name="T18"><text:line-break/></text:span><text:span text:style-name="T20">A full-stack MERN app</text:span></text:p>
      <text:list text:continue-numbering="true" text:style-name="L1">
        <text:list-item>
          <text:p text:style-name="P18"><text:span text:style-name="Strong_20_Emphasis"><text:span text:style-name="T21">Created</text:span></text:span><text:span text:style-name="T11"> a blog platform with authentication and post management, successfully tested with </text:span><text:span text:style-name="T13">live</text:span><text:span text:style-name="T11"> users.</text:span></text:p>
          <text:p text:style-name="P18"><text:span text:style-name="T11"/></text:p>
        </text:list-item>
      </text:list>
      <text:p text:style-name="P9"><text:a xlink:type="simple" xlink:href="https://emaniaditya.github.io/front-page-maker" text:style-name="Internet_20_link" text:visited-style-name="Visited_20_Internet_20_Link"><text:span text:style-name="T32">Front Page Maker</text:span></text:a><text:span text:style-name="T18"><text:line-break/></text:span><text:span text:style-name="T20">PDF Generator Tool</text:span></text:p>
      <text:list text:continue-numbering="true" text:style-name="L1">
        <text:list-item>
          <text:p text:style-name="P18"><text:span text:style-name="Strong_20_Emphasis"><text:span text:style-name="T21">Developed</text:span></text:span><text:span text:style-name="T11"> a PDF generator tool for students, achieving 200+ downloads and positive feedbac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1pt" fo:language="en" fo:country="IN" style:letter-kerning="true" style:font-name-asian="DejaVu Sans" style:font-size-asian="12pt" style:language-asian="zh" style:country-asian="CN" style:font-name-complex="Noto Sans Arabic U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1pt" fo:language="en" fo:country="IN" style:letter-kerning="true" style:font-name-asian="DejaVu Sans" style:font-size-asian="12pt" style:language-asian="zh" style:country-asian="CN" style:font-name-complex="Noto Sans Arabic U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style>
    <style:style style:name="Bullet_20_Symbols" style:display-name="Bullet Symbols" style:family="text">
      <style:text-properties style:font-name="OpenSymbol" fo:font-family="OpenSymbol"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3456*" fo:start-indent="0cm" fo:end-indent="0cm"/>
          <style:column style:rel-width="6516*"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4T19:06:27.808826583</meta:creation-date>
    <meta:editing-duration>PT27M14S</meta:editing-duration>
    <meta:editing-cycles>16</meta:editing-cycles>
    <meta:generator>LibreOffice/24.2.7.2$Linux_X86_64 LibreOffice_project/420$Build-2</meta:generator>
    <dc:title>Resume</dc:title>
    <dc:date>2025-09-09T21:10:12.035787239</dc:date>
    <meta:print-date>2025-09-05T17:00:42.681142750</meta:print-date>
    <meta:printed-by>PDF files</meta:printed-by>
    <meta:document-statistic meta:table-count="0" meta:image-count="0" meta:object-count="0" meta:page-count="1" meta:paragraph-count="23" meta:word-count="261" meta:character-count="1882" meta:non-whitespace-character-count="1633"/>
    <meta:template xlink:type="simple" xlink:actuate="onRequest" xlink:title="Resume" xlink:href="../../../../usr/lib/libreoffice/share/template/common/personal/Resume1page.ott" meta:date="2025-09-04T19:06:26.951449161"/>
  </office:meta>
</office:document-meta>
</file>